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"box_dossier.h"</text:p>
      <text:p text:style-name="Standard">//ctor</text:p>
      <text:p text:style-name="Standard">box_dossier::box_dossier(){}</text:p>
      <text:p text:style-name="Standard">//dtor</text:p>
      <text:p text:style-name="Standard">box_dossier::~box_dossier(){}</text:p>
      <text:p text:style-name="Standard">//copy ctor</text:p>
      <text:p text:style-name="Standard">box_dossier::box_dossier(const box_dossier&amp; other){}</text:p>
      <text:p text:style-name="Standard">// handle self assignment//assignment operator</text:p>
      <text:p text:style-name="Standard">box_dossier&amp; box_dossier::operator=(const box_dossier&amp; rhs){if (this == &amp;rhs) return *this; return *this;}</text:p>
      <text:p text:style-name="Standard"/>
      <text:p text:style-name="Standard">int box_dossier::dossi_boxifil(int number,float rst,int fitin,int diastasi,string snumber){</text:p>
      <text:p text:style-name="Standard"><text:s text:c="2"/>char ck;</text:p>
      <text:p text:style-name="Standard"><text:s text:c="2"/>int mlk=0;</text:p>
      <text:p text:style-name="Standard"><text:s text:c="2"/>int ylk=0;</text:p>
      <text:p text:style-name="Standard"><text:s text:c="2"/>int ar[fitin][diastasi];</text:p>
      <text:p text:style-name="Standard"><text:s text:c="2"/>cout&lt;&lt;"\n";</text:p>
      <text:p text:style-name="Standard"><text:s text:c="2"/>cout&lt;&lt;"@ function dossi boxi fil\n";</text:p>
      <text:p text:style-name="Standard"><text:s text:c="2"/>cout&lt;&lt;"@fitin <text:s/>" &lt;&lt; fitin &lt;&lt;"\n";</text:p>
      <text:p text:style-name="Standard"><text:s text:c="2"/>cout&lt;&lt;"@number " &lt;&lt; number &lt;&lt;"\n";</text:p>
      <text:p text:style-name="Standard"/>
      <text:p text:style-name="Standard">for(int i=0;i&lt;=snumber.size()-1;i++){</text:p>
      <text:p text:style-name="Standard"><text:s text:c="4"/>cout&lt;&lt;"S----------------------------------------\n";</text:p>
      <text:p text:style-name="Standard"><text:s text:c="4"/>ck=snumber.at(i);</text:p>
      <text:p text:style-name="Standard"><text:s text:c="4"/>mlk=stoi(&amp;ck);</text:p>
      <text:p text:style-name="Standard"><text:s text:c="4"/>number=mlk;</text:p>
      <text:p text:style-name="Standard"><text:s text:c="4"/>cout&lt;&lt;"using " &lt;&lt; fitin &lt;&lt; " " &lt;&lt; mlk &lt;&lt;"\n";</text:p>
      <text:p text:style-name="Standard"><text:s text:c="4"/>rst=(float)number/(float)fitin;</text:p>
      <text:p text:style-name="Standard"><text:s text:c="4"/>cout&lt;&lt;number &lt;&lt; " / " &lt;&lt; fitin &lt;&lt; " rst::== " &lt;&lt; rst &lt;&lt;"\n";</text:p>
      <text:p text:style-name="Standard"><text:s text:c="4"/>long double fractpart,intpart;</text:p>
      <text:p text:style-name="Standard"><text:s text:c="4"/>fractpart=modf(rst,&amp;intpart);</text:p>
      <text:p text:style-name="Standard"><text:s text:c="4"/>if(intpart==0){intpart=1;}</text:p>
      <text:p text:style-name="Standard"><text:s text:c="4"/>cout&lt;&lt;"the intpart " &lt;&lt; intpart &lt;&lt;"\n";</text:p>
      <text:p text:style-name="Standard"><text:s text:c="4"/>int polin;</text:p>
      <text:p text:style-name="Standard"><text:s text:c="4"/>polin=intpart*fitin;</text:p>
      <text:p text:style-name="Standard"><text:s text:c="4"/>cout&lt;&lt;intpart &lt;&lt; " * " &lt;&lt; fitin &lt;&lt; " polin::== " &lt;&lt; polin &lt;&lt;"\n";</text:p>
      <text:p text:style-name="Standard"><text:s text:c="4"/>int ipol;</text:p>
      <text:p text:style-name="Standard"><text:s text:c="4"/>ipol=number-polin;</text:p>
      <text:p text:style-name="Standard"><text:s text:c="4"/>cout&lt;&lt;number &lt;&lt; " - " &lt;&lt; polin &lt;&lt; " ipol::== " &lt;&lt; ipol &lt;&lt;"\n" ;</text:p>
      <text:p text:style-name="Standard"><text:s text:c="4"/>int xi=0;</text:p>
      <text:p text:style-name="Standard"><text:s text:c="4"/>int ji=0;</text:p>
      <text:p text:style-name="Standard"><text:s text:c="4"/>int vi=1;</text:p>
      <text:p text:style-name="Standard"><text:s text:c="4"/>int tmpvl;</text:p>
      <text:p text:style-name="Standard"><text:s text:c="4"/>tmpvl=fitin;</text:p>
      <text:p text:style-name="Standard"><text:s text:c="4"/>int tmpsum=0;</text:p>
      <text:p text:style-name="Standard"><text:s text:c="4"/>for(;;){</text:p>
      <text:p text:style-name="Standard"><text:s text:c="6"/>for(;;){</text:p>
      <text:p text:style-name="Standard"><text:s text:c="16"/>ar[xi][ji]=tmpvl;</text:p>
      <text:p text:style-name="Standard"><text:s text:c="16"/>xi+=1;</text:p>
      <text:p text:style-name="Standard"><text:s text:c="16"/>tmpsum+=tmpvl;</text:p>
      <text:p text:style-name="Standard"><text:s text:c="16"/>if(tmpsum==polin){tmpvl=ipol;}</text:p>
      <text:p text:style-name="Standard"><text:s text:c="16"/>if(xi==fitin){break;}</text:p>
      <text:p text:style-name="Standard"><text:soft-page-break/><text:s text:c="13"/>}</text:p>
      <text:p text:style-name="Standard"><text:s text:c="12"/>xi=0;</text:p>
      <text:p text:style-name="Standard"><text:s text:c="12"/>ji+=1;</text:p>
      <text:p text:style-name="Standard"><text:s text:c="12"/>tmpsum=0;</text:p>
      <text:p text:style-name="Standard"><text:s text:c="12"/>if(ji==diastasi){break;}</text:p>
      <text:p text:style-name="Standard"><text:s text:c="4"/>}</text:p>
      <text:p text:style-name="Standard"><text:s text:c="4"/>cout&lt;&lt;"E----------------------------------------\n";</text:p>
      <text:p text:style-name="Standard">}</text:p>
      <text:p text:style-name="Standard"/>
      <text:p text:style-name="Standard">for(int i=0;i&lt;fitin;i++){</text:p>
      <text:p text:style-name="Standard"><text:s text:c="8"/>for(int j=0;j&lt;diastasi;j++){</text:p>
      <text:p text:style-name="Standard"/>
      <text:p text:style-name="Standard"><text:s text:c="12"/>cout&lt;&lt;ar[i][j] &lt;&lt;" ";</text:p>
      <text:p text:style-name="Standard"><text:s text:c="8"/>}</text:p>
      <text:p text:style-name="Standard"><text:s text:c="6"/>cout&lt;&lt;"\n";</text:p>
      <text:p text:style-name="Standard"><text:s text:c="4"/>}</text:p>
      <text:p text:style-name="Standard">return 0;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15:08:15.633608980</meta:creation-date>
    <dc:date>2025-11-15T15:08:25.473928991</dc:date>
    <meta:editing-duration>PT11S</meta:editing-duration>
    <meta:editing-cycles>1</meta:editing-cycles>
    <meta:document-statistic meta:table-count="0" meta:image-count="0" meta:object-count="0" meta:page-count="2" meta:paragraph-count="65" meta:word-count="176" meta:character-count="1808" meta:non-whitespace-character-count="1393"/>
    <meta:generator>LibreOffice/7.4.7.2$Linux_AARCH64 LibreOffice_project/40$Build-2</meta:generator>
  </office:meta>
</office:document-meta>
</file>